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352b" officeooo:paragraph-rsid="0017352b"/>
    </style:style>
    <style:style style:name="P2" style:family="paragraph" style:parent-style-name="Standard">
      <style:text-properties officeooo:rsid="0018b10a" officeooo:paragraph-rsid="0018b10a"/>
    </style:style>
    <style:style style:name="P3" style:family="paragraph" style:parent-style-name="Standard">
      <style:text-properties officeooo:rsid="00199c53" officeooo:paragraph-rsid="00199c53"/>
    </style:style>
    <style:style style:name="P4" style:family="paragraph" style:parent-style-name="Standard">
      <style:text-properties officeooo:rsid="0019a9d2" officeooo:paragraph-rsid="0019a9d2"/>
    </style:style>
    <style:style style:name="P5" style:family="paragraph" style:parent-style-name="Standard">
      <style:text-properties officeooo:paragraph-rsid="001a8303"/>
    </style:style>
    <style:style style:name="P6" style:family="paragraph" style:parent-style-name="Standard">
      <style:text-properties officeooo:rsid="001bc475" officeooo:paragraph-rsid="001bc475"/>
    </style:style>
    <style:style style:name="P7" style:family="paragraph" style:parent-style-name="Standard">
      <style:text-properties officeooo:rsid="001ea6f1" officeooo:paragraph-rsid="001ea6f1"/>
    </style:style>
    <style:style style:name="P8" style:family="paragraph" style:parent-style-name="Standard">
      <style:text-properties officeooo:rsid="001ea6f1" officeooo:paragraph-rsid="001ea6f1"/>
    </style:style>
    <style:style style:name="P9" style:family="paragraph" style:parent-style-name="Standard">
      <style:text-properties officeooo:rsid="00217d9c" officeooo:paragraph-rsid="00217d9c"/>
    </style:style>
    <style:style style:name="P10" style:family="paragraph" style:parent-style-name="Standard">
      <style:text-properties officeooo:rsid="00237721" officeooo:paragraph-rsid="00237721"/>
    </style:style>
    <style:style style:name="T1" style:family="text">
      <style:text-properties officeooo:rsid="001a8303"/>
    </style:style>
    <style:style style:name="T2" style:family="text">
      <style:text-properties fo:font-variant="normal" fo:text-transform="none" fo:color="#000000" style:font-name="Georgia" fo:font-size="11.25pt" fo:letter-spacing="normal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pAdvisor Essay</text:p>
      <text:p text:style-name="P1"/>
      <text:p text:style-name="P1"><text:a xlink:type="simple" xlink:href="https://www.inc.com/capitalone/how-trip-advisor-disrupted-an-entire-industry.html" text:style-name="Internet_20_link" text:visited-style-name="Visited_20_Internet_20_Link">https://www.inc.com/capitalone/how-trip-advisor-disrupted-an-entire-industry.html</text:a></text:p>
      <text:p text:style-name="P1"/>
      <text:p text:style-name="P1"/>
      <text:p text:style-name="P1"><text:a xlink:type="simple" xlink:href="https://digit.hbs.org/submission/tripadvisor-its-not-about-the-destination-its-about-disrupting-the-travel-guide-industry-on-the-journey/" text:style-name="Internet_20_link" text:visited-style-name="Visited_20_Internet_20_Link">https://digit.hbs.org/submission/tripadvisor-its-not-about-the-destination-its-about-disrupting-the-travel-guide-industry-on-the-journey/</text:a></text:p>
      <text:p text:style-name="P1"/>
      <text:p text:style-name="P1"/>
      <text:p text:style-name="P1"/>
      <text:p text:style-name="P1"/>
      <text:p text:style-name="P2"><text:a xlink:type="simple" xlink:href="https://nmpidigital.com/tripadvisor-using-disruption-to-stay-relevant-in-the-online-travel-world-by-adrian-hands/" text:style-name="Internet_20_link" text:visited-style-name="Visited_20_Internet_20_Link">https://nmpidigital.com/tripadvisor-using-disruption-to-stay-relevant-in-the-online-travel-world-by-adrian-hands/</text:a></text:p>
      <text:p text:style-name="P2"/>
      <text:p text:style-name="P2"/>
      <text:p text:style-name="P2"/>
      <text:p text:style-name="P2"/>
      <text:p text:style-name="P2"/>
      <text:p text:style-name="P2"/>
      <text:p text:style-name="P3">references</text:p>
      <text:p text:style-name="P2"/>
      <text:p text:style-name="P2"/>
      <text:p text:style-name="P2"/>
      <text:p text:style-name="P2"/>
      <text:p text:style-name="P3">TripAdvisor, 2017. About TripAdvisor. (online) available at: &lt;<text:a xlink:type="simple" xlink:href="https://tripadvisor.mediaroom.com/uk-about-us" text:style-name="Internet_20_link" text:visited-style-name="Visited_20_Internet_20_Link">https://tripadvisor.mediaroom.com/uk-about-us</text:a>&gt; [accessed 12 October 2018]</text:p>
      <text:p text:style-name="P3"/>
      <text:p text:style-name="P5"><text:span text:style-name="T1">NielsenBookscans, ? . cited in </text:span><text:span text:style-name="T2">Jon Marcus</text:span></text:p>
      <text:p text:style-name="P4"/>
      <text:p text:style-name="P4"/>
      <text:p text:style-name="P4">&lt;<text:a xlink:type="simple" xlink:href="https://www.bostonglobe.com/lifestyle/travel/2015/05/30/are-travel-guidebooks-making-comeback/mKrCIPouyj1ktjnLmgRorO/story.html" text:style-name="Internet_20_link" text:visited-style-name="Visited_20_Internet_20_Link">https://www.bostonglobe.com/lifestyle/travel/2015/05/30/are-travel-guidebooks-making-comeback/mKrCIPouyj1ktjnLmgRorO/story.html</text:a>&gt;</text:p>
      <text:p text:style-name="P4"/>
      <text:p text:style-name="P4"/>
      <text:p text:style-name="P4"/>
      <text:p text:style-name="P6"><text:a xlink:type="simple" xlink:href="http://www.nielsenbook.co.uk/uploads/press/1Nielsen%20BookScan%20Travel%20Publishing%20Year%20Book_PRMS_final.pdf" text:style-name="Internet_20_link" text:visited-style-name="Visited_20_Internet_20_Link">http://www.nielsenbook.co.uk/uploads/press/1Nielsen%20BookScan%20Travel%20Publishing%20Year%20Book_PRMS_final.pdf</text:a></text:p>
      <text:p text:style-name="P6"/>
      <text:p text:style-name="P6"><text:a xlink:type="simple" xlink:href="http://pedrotrillo.com/wp-content/uploads/2016/01/Whatisdisruptiveinnovation.pdf" text:style-name="Internet_20_link" text:visited-style-name="Visited_20_Internet_20_Link">http://pedrotrillo.com/wp-content/uploads/2016/01/Whatisdisruptiveinnovation.pdf</text:a></text:p>
      <text:p text:style-name="P6"/>
      <text:p text:style-name="P6"/>
      <text:p text:style-name="P6"/>
      <text:p text:style-name="P6"/>
      <text:p text:style-name="P7"><text:a xlink:type="simple" xlink:href="https://www.eurocontrol.int/news/rapid-rise-low-cost-carriers" text:style-name="Internet_20_link" text:visited-style-name="Visited_20_Internet_20_Link">https://www.eurocontrol.int/news/rapid-rise-low-cost-carriers</text:a></text:p>
      <text:p text:style-name="P7"/>
      <text:p text:style-name="P7"/>
      <text:p text:style-name="P7"/>
      <text:p text:style-name="P7"/>
      <text:p text:style-name="P9"><text:a xlink:type="simple" xlink:href="http://content.ebscohost.com/ContentServer.asp?EbscoContent=dGJyMNLr40Seqa44zdnyOLCmr1CeprdSsaq4SbGWxWXS&amp;ContentCustomer=dGJyMPGvrkiwqLFKuePfgeyx43zx1d%2BI5wAA&amp;T=P&amp;P=AN&amp;S=R&amp;D=buh&amp;K=47992388" text:style-name="Internet_20_link" text:visited-style-name="Visited_20_Internet_20_Link">http://content.ebscohost.com/ContentServer.asp?EbscoContent=dGJyMNLr40Seqa44zdnyOLCmr1CeprdSsaq4SbGWxWXS&amp;ContentCustomer=dGJyMPGvrkiwqLFKuePfgeyx43zx1d%2BI5wAA&amp;T=P&amp;P=AN&amp;S=R&amp;D=buh&amp;K=47992388</text:a></text:p>
      <text:p text:style-name="P9"/>
      <text:p text:style-name="P9"><text:soft-page-break/></text:p>
      <text:p text:style-name="P10"><text:a xlink:type="simple" xlink:href="https://hbr.org/2008/04/why-its-so-hard-to-disrupt-the" text:style-name="Internet_20_link" text:visited-style-name="Visited_20_Internet_20_Link">https://hbr.org/2008/04/why-its-so-hard-to-disrupt-the</text:a></text:p>
      <text:p text:style-name="P10"/>
      <text:p text:style-name="P10"><text:a xlink:type="simple" xlink:href="https://www.accenture.com/gb-en/insight-perspectives-travel-nawal-taneja" text:style-name="Internet_20_link" text:visited-style-name="Visited_20_Internet_20_Link">https://www.accenture.com/gb-en/insight-perspectives-travel-nawal-taneja</text:a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Times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0:43:46.968676128</meta:creation-date>
    <dc:date>2018-10-30T15:22:35.312198415</dc:date>
    <meta:editing-duration>P11DT7H6M9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2" meta:paragraph-count="14" meta:word-count="32" meta:character-count="1232" meta:non-whitespace-character-count="1214"/>
  </office:meta>
</office:document-meta>
</file>